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82ee3" officeooo:paragraph-rsid="00082ee3"/>
    </style:style>
    <style:style style:name="P2" style:family="paragraph" style:parent-style-name="Appendix">
      <style:text-properties officeooo:rsid="00082ee3" officeooo:paragraph-rsid="00082ee3"/>
    </style:style>
    <style:style style:name="P3" style:family="paragraph" style:parent-style-name="Text_20_body">
      <style:text-properties officeooo:rsid="00082ee3" officeooo:paragraph-rsid="00082ee3"/>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Text_20_body">
      <style:text-properties fo:font-size="14pt" style:font-size-asian="14pt" style:font-size-complex="14pt"/>
    </style:style>
    <style:style style:name="P6" style:family="paragraph" style:parent-style-name="Heading_20_2">
      <style:text-properties officeooo:rsid="0009ea2d" officeooo:paragraph-rsid="0009ea2d"/>
    </style:style>
    <style:style style:name="P7" style:family="paragraph" style:parent-style-name="Text_20_body">
      <style:text-properties officeooo:paragraph-rsid="0009ea2d"/>
    </style:style>
    <style:style style:name="P8" style:family="paragraph" style:parent-style-name="Heading_20_2">
      <style:text-properties officeooo:rsid="000aa5dd" officeooo:paragraph-rsid="000aa5dd"/>
    </style:style>
    <style:style style:name="P9" style:family="paragraph" style:parent-style-name="Text_20_body" style:list-style-name="List_20_1">
      <style:text-properties officeooo:rsid="000bda62" officeooo:paragraph-rsid="000bda62"/>
    </style:style>
    <style:style style:name="P10" style:family="paragraph" style:parent-style-name="Text_20_body">
      <style:text-properties officeooo:rsid="000bda62" officeooo:paragraph-rsid="000bda62"/>
    </style:style>
    <style:style style:name="P11" style:family="paragraph" style:parent-style-name="Text_20_body" style:list-style-name="List_20_1"/>
    <style:style style:name="P12" style:family="paragraph" style:parent-style-name="Heading_20_2">
      <style:text-properties officeooo:rsid="000bda62" officeooo:paragraph-rsid="000bda62"/>
    </style:style>
    <style:style style:name="P13" style:family="paragraph" style:parent-style-name="Text_20_body" style:list-style-name="List_20_1">
      <style:text-properties officeooo:paragraph-rsid="000bda62"/>
    </style:style>
    <style:style style:name="P14" style:family="paragraph" style:parent-style-name="Text_20_body" style:list-style-name="List_20_1">
      <style:text-properties fo:font-weight="normal" officeooo:rsid="000bda62" officeooo:paragraph-rsid="000bda62" style:font-weight-asian="normal" style:font-weight-complex="normal"/>
    </style:style>
    <style:style style:name="P15" style:family="paragraph" style:parent-style-name="Text_20_body">
      <style:text-properties officeooo:rsid="000d8839" officeooo:paragraph-rsid="000d8839"/>
    </style:style>
    <style:style style:name="T1" style:family="text">
      <style:text-properties fo:font-size="20pt" fo:font-weight="bold" style:font-size-asian="20pt" style:font-weight-asian="bold" style:font-size-complex="20pt" style:font-weight-complex="bold"/>
    </style:style>
    <style:style style:name="T2" style:family="text">
      <style:text-properties officeooo:rsid="0009ea2d"/>
    </style:style>
    <style:style style:name="T3" style:family="text">
      <style:text-properties officeooo:rsid="000aa5dd"/>
    </style:style>
    <style:style style:name="T4" style:family="text">
      <style:text-properties fo:font-weight="normal" style:font-weight-asian="normal" style:font-weight-complex="normal"/>
    </style:style>
    <style:style style:name="T5" style:family="text">
      <style:text-properties officeooo:rsid="000d883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Tooly – Pflichtenheft</text:p>
      <text:p text:style-name="P2">MVVM Projekt 6AAIFT</text:p>
      <text:p text:style-name="P2">2025</text:p>
      <text:p text:style-name="P3"/>
      <text:p text:style-name="P3"/>
      <text:p text:style-name="P3"/>
      <text:p text:style-name="P3"/>
      <text:p text:style-name="P3"/>
      <text:p text:style-name="P2">Projektteam:</text:p>
      <text:p text:style-name="P2">Aleksandar Tešić</text:p>
      <text:p text:style-name="P2">David Deak</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ext:soft-page-break/>Inhaltsverzeichnis</text:p>
          </text:index-title>
          <text:p text:style-name="P4"><text:a xlink:type="simple" xlink:href="#__RefHeading___Toc1140_2932745167" text:style-name="Index_20_Link" text:visited-style-name="Index_20_Link">1. Ziel der Software<text:tab/>3</text:a></text:p>
          <text:p text:style-name="P4"><text:a xlink:type="simple" xlink:href="#__RefHeading___Toc1142_2932745167" text:style-name="Index_20_Link" text:visited-style-name="Index_20_Link">2. Hauptfunktionen<text:tab/>3</text:a></text:p>
          <text:p text:style-name="P4"><text:a xlink:type="simple" xlink:href="#__RefHeading___Toc1381_2932745167" text:style-name="Index_20_Link" text:visited-style-name="Index_20_Link">3. Zielgruppe<text:tab/>3</text:a></text:p>
          <text:p text:style-name="P4"><text:a xlink:type="simple" xlink:href="#__RefHeading___Toc1383_2932745167" text:style-name="Index_20_Link" text:visited-style-name="Index_20_Link">4. Anforderungen<text:tab/>3</text:a></text:p>
          <text:p text:style-name="P4"><text:a xlink:type="simple" xlink:href="#__RefHeading___Toc630_3706493340" text:style-name="Index_20_Link" text:visited-style-name="Index_20_Link">5. User Stories<text:tab/>4</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text:bookmark-start text:name="__RefHeading___Toc1136_2932745167"/><text:soft-page-break/><text:span text:style-name="T1">Tooly</text:span><text:bookmark-end text:name="__RefHeading___Toc1136_2932745167"/></text:p>
      <text:p text:style-name="P5"><text:bookmark-start text:name="__RefHeading___Toc1138_2932745167"/>Verwaltung und Nachverfolgung von Werkzeugen in Betrieben und Werkstätten<text:bookmark-end text:name="__RefHeading___Toc1138_2932745167"/></text:p>
      <text:p text:style-name="Text_20_body"/>
      <text:h text:style-name="P6" text:outline-level="2"><text:bookmark-start text:name="__RefHeading___Toc1140_2932745167"/>1. Ziel der Software<text:bookmark-end text:name="__RefHeading___Toc1140_2932745167"/></text:h>
      <text:p text:style-name="P7"><text:span text:style-name="T2">Tooly ist eine Softwarelösung für Handwerksbetriebe, Werkstätten oder auch Schulen zur Verwaltung von Werkzeugen. Es soll dem User ermöglichen Werkzeuge zu suchen, Auskunft über die Verfügbarkeit </text:span><text:span text:style-name="T3">zu erhalten und ggf. es auszuleihen und zu erfassen in welcher Werkstatt, oder an welchem Standort das Werkzeug verfügbar ist. </text:span>Der Fokus liegt auf einer einfachen, aber professionellen Benutzeroberfläche, die sowohl für Einsteiger als auch für Profis geeignet ist. </text:p>
      <text:p text:style-name="P7"/>
      <text:h text:style-name="P8" text:outline-level="2"><text:bookmark-start text:name="__RefHeading___Toc1142_2932745167"/>2. Hauptfunktionen<text:bookmark-end text:name="__RefHeading___Toc1142_2932745167"/></text:h>
      <text:list xml:id="list1109732318" text:style-name="List_20_1">
        <text:list-item>
          <text:p text:style-name="P9">Werkzeuge einfügen, bearbeiten und löschen</text:p>
        </text:list-item>
        <text:list-item>
          <text:p text:style-name="P9">Werkzeuge ausleihen</text:p>
        </text:list-item>
      </text:list>
      <text:p text:style-name="P10"/>
      <text:h text:style-name="Heading_20_2" text:outline-level="2"><text:bookmark-start text:name="__RefHeading___Toc1381_2932745167"/>3. Zielgruppe <text:bookmark-end text:name="__RefHeading___Toc1381_2932745167"/></text:h>
      <text:list xml:id="list210458602368398" text:continue-numbering="true" text:style-name="List_20_1">
        <text:list-item>
          <text:p text:style-name="P11">Kleine bis mittlere Werkstätten </text:p>
        </text:list-item>
        <text:list-item>
          <text:p text:style-name="P11">Schulen mit Werkraumausstattung </text:p>
        </text:list-item>
        <text:list-item>
          <text:p text:style-name="P11">Lagerverwalter in Betrieben </text:p>
        </text:list-item>
        <text:list-item>
          <text:p text:style-name="P11">Lehrer oder Schüler in technischen Ausbildungen </text:p>
        </text:list-item>
      </text:list>
      <text:p text:style-name="Text_20_body"/>
      <text:h text:style-name="P12" text:outline-level="2"><text:bookmark-start text:name="__RefHeading___Toc1383_2932745167"/>4. Anforderungen<text:bookmark-end text:name="__RefHeading___Toc1383_2932745167"/></text:h>
      <text:list text:continue-numbering="true" text:style-name="List_20_1">
        <text:list-item>
          <text:p text:style-name="P13"><text:span text:style-name="Strong_20_Emphasis"><text:span text:style-name="T4">MVVM-Architektur</text:span></text:span><text:span text:style-name="T4"> mit mindestens drei Views </text:span></text:p>
        </text:list-item>
        <text:list-item>
          <text:p text:style-name="P9"><text:span text:style-name="Strong_20_Emphasis"><text:span text:style-name="T4">Vererbung in den Models</text:span></text:span><text:span text:style-name="T4"> (z. B. Werkzeug → Elektrowerkzeug) </text:span></text:p>
        </text:list-item>
        <text:list-item>
          <text:p text:style-name="P9"><text:span text:style-name="Strong_20_Emphasis"><text:span text:style-name="T4">Modulare Speicherstrategie</text:span></text:span><text:span text:style-name="T4"> (Serialisierung &amp; Datenbank) </text:span></text:p>
        </text:list-item>
        <text:list-item>
          <text:p text:style-name="P9"><text:span text:style-name="Strong_20_Emphasis"><text:span text:style-name="T4">Mind. 3 Datenbank-Tabellen</text:span></text:span><text:span text:style-name="T4"> inkl. </text:span><text:span text:style-name="Strong_20_Emphasis"><text:span text:style-name="T4">Stored Procedures &amp; Views</text:span></text:span><text:span text:style-name="T4"> </text:span></text:p>
        </text:list-item>
        <text:list-item>
          <text:p text:style-name="P14">Tooltips, Hilfe-Funktionen, Infobuttons zur Userführung </text:p>
        </text:list-item>
        <text:list-item>
          <text:p text:style-name="P9"><text:span text:style-name="Strong_20_Emphasis"><text:span text:style-name="T4">Absturzsicherheit</text:span></text:span><text:span text:style-name="T4"> bei Datei- &amp; Benutzereingaben </text:span></text:p>
        </text:list-item>
      </text:list>
      <text:p text:style-name="P10"><text:span text:style-name="T4"/></text:p>
      <text:h text:style-name="Heading_20_2" text:outline-level="2"><text:bookmark-start text:name="__RefHeading___Toc630_3706493340"/><text:soft-page-break/>5. <text:span text:style-name="T5">User Stories</text:span><text:bookmark-end text:name="__RefHeading___Toc630_3706493340"/></text:h>
      <text:p text:style-name="P15">Als Werkstättenleiter möchte ich zu jeder Zeit wissen wo sind meine Werkzeuge und wer hat sie sich genommen. Die Werkzeuge gehören dem Betrieb und sollen nicht auf Baustellen oder durch Benutzer abhanden kommen. Mit Tooly kann ich jederzeit einsehen welche Werkzeuge verfügbar sind und wo ich sie finden kann. Ich kann einsehen wer hat welches Werkzeug sich ausgeliehen. Als Werkstättenleiter trage ich die Verantwortung für das Werkstätteninventar und wenn Werkzeuge fehlen, entstehen dem Betrieb dadurch Kosten. </text:p>
      <text:p text:style-name="P15"/>
      <text:p text:style-name="P15">Ich bin Lehrling und habe gerade neu im Betrieb angefangen. Ich weiß noch nicht wo alles ist und als Teil meiner Lehrausbildung ist der pflegsame Umgang mit Werkzeugen essenziell. Als neuer Lehrling bin ich potenziell immer die erste Anlaufstelle für Kollegen wenn etwas schlecht, falsch oder gar nicht gemacht wurde. Aber auch wenn etwas fehlt wie zum Beispiel Werkzeug. Darum ist für mich persönlich Tooly sehr wichtig, da man immer und zu jeder Zeit nachvollziehen kann wer hat welches Werkzeug gerade in Verwendung. Zudem kann ich auch nachsehen wo ich welches Werkzeug finden kann wenn ich mich nicht ausken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Standard"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4T20:55:34.973000000</meta:creation-date>
    <dc:date>2025-05-20T21:04:58.148000000</dc:date>
    <meta:editing-duration>P4DT14H28M27S</meta:editing-duration>
    <meta:editing-cycles>2</meta:editing-cycles>
    <meta:generator>LibreOffice/24.8.6.2$Windows_X86_64 LibreOffice_project/6d98ba145e9a8a39fc57bcc76981d1fb1316c60c</meta:generator>
    <meta:document-statistic meta:table-count="0" meta:image-count="0" meta:object-count="0" meta:page-count="4" meta:paragraph-count="34" meta:word-count="365" meta:character-count="2477" meta:non-whitespace-character-count="2144"/>
  </office:meta>
</office:document-meta>
</file>